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cm" fo:margin-bottom="0.499cm" style:contextual-spacing="false" style:writing-mode="lr-tb"/>
      <style:text-properties officeooo:paragraph-rsid="000ba4a2"/>
    </style:style>
    <style:style style:name="P2" style:family="paragraph" style:parent-style-name="Preformatted_20_Text">
      <style:paragraph-properties fo:margin-top="0cm" fo:margin-bottom="0.499cm" style:contextual-spacing="false" style:writing-mode="lr-tb"/>
      <style:text-properties officeooo:paragraph-rsid="000ba4a2"/>
    </style:style>
    <style:style style:name="P3" style:family="paragraph" style:parent-style-name="Preformatted_20_Text">
      <style:paragraph-properties style:writing-mode="lr-tb"/>
      <style:text-properties officeooo:paragraph-rsid="000ba4a2"/>
    </style:style>
    <style:style style:name="P4" style:family="paragraph" style:parent-style-name="Preformatted_20_Text">
      <style:paragraph-properties style:writing-mode="lr-tb"/>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Preformatted_20_Text">
      <style:paragraph-properties style:writing-mode="lr-tb"/>
      <style:text-properties officeooo:paragraph-rsid="000c6cb2"/>
    </style:style>
    <style:style style:name="P7" style:family="paragraph" style:parent-style-name="Preformatted_20_Text" style:list-style-name="L2"/>
    <style:style style:name="P8" style:family="paragraph" style:parent-style-name="Preformatted_20_Text" style:list-style-name="L2">
      <style:paragraph-properties fo:margin-top="0cm" fo:margin-bottom="0.499cm" style:contextual-spacing="false" style:writing-mode="lr-tb"/>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T1" style:family="text">
      <style:text-properties fo:language="en" fo:country="US" officeooo:rsid="000ba4a2"/>
    </style:style>
    <style:style style:name="T2" style:family="text">
      <style:text-properties fo:language="en" fo:country="US" officeooo:rsid="000c6cb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Εισαγωγή</text:h>
      <text:p text:style-name="Text_20_body">Η παρούσα εργασία αφορά τη δημιουργία ενός web project που περιλαμβάνει τόσο το server side όσο και το client side. Το project χρησιμοποιεί Node.js και Express.js για τον server, καθώς και SQLite για τη βάση δεδομένων. Η ιστοσελίδα χρησιμοποιεί αποκλειστικά JavaScript, HTML και CSS για το frontend.</text:p>
      <text:h text:style-name="Heading_20_2" text:outline-level="2">Δομή του Project</text:h>
      <text:p text:style-name="Text_20_body">Η δομή των αρχείων του project είναι η εξής:</text:p>
      <text:p text:style-name="P3"><text:span text:style-name="Source_20_Text"><text:span text:style-name="T1">it2022079.</text:span></text:span><text:span text:style-name="Source_20_Text"><text:span text:style-name="T2">zip</text:span></text:span></text:p>
      <text:p text:style-name="P6"><text:span text:style-name="Source_20_Text"><text:span text:style-name="T2">project-folder</text:span></text:span></text:p>
      <text:p text:style-name="P4"><text:span text:style-name="Source_20_Text">public/</text:span></text:p>
      <text:p text:style-name="P4"><text:span text:style-name="Source_20_Text"><text:s text:c="4"/>style.css</text:span></text:p>
      <text:p text:style-name="P4"><text:span text:style-name="Source_20_Text"><text:s text:c="4"/>app.js</text:span></text:p>
      <text:p text:style-name="P4"><text:span text:style-name="Source_20_Text"><text:s text:c="4"/>image3.jpg</text:span></text:p>
      <text:p text:style-name="P4"><text:span text:style-name="Source_20_Text">books.sqlite</text:span></text:p>
      <text:p text:style-name="P4"><text:span text:style-name="Source_20_Text">index.html</text:span></text:p>
      <text:p text:style-name="P3"><text:span text:style-name="Source_20_Text">server.js</text:span></text:p>
      <text:p text:style-name="P2"><text:span text:style-name="Source_20_Text">package.json</text:span></text:p>
      <text:p text:style-name="P2"><text:span text:style-name="Source_20_Text"/></text:p>
      <text:h text:style-name="P1" text:outline-level="2"><text:span text:style-name="Source_20_Text">Οδηγίες Εκτέλεσης</text:span></text:h>
      <text:h text:style-name="Heading_20_3" text:outline-level="3">Προαπαιτούμενα</text:h>
      <text:list xml:id="list4116461912" text:style-name="L1">
        <text:list-item>
          <text:p text:style-name="P9">Node.js και npm πρέπει να είναι εγκατεστημένα στο σύστημά σας.</text:p>
        </text:list-item>
      </text:list>
      <text:h text:style-name="Heading_20_3" text:outline-level="3">Βήματα για να τρέξετε το project:</text:h>
      <text:list xml:id="list3470536943" text:style-name="L2">
        <text:list-item>
          <text:p text:style-name="P10"><text:span text:style-name="Strong_20_Emphasis">Εγκατάσταση των εξαρτήσεων</text:span></text:p>
          <text:p text:style-name="P10">Ανοίξτε ένα τερματικό, πλοηγηθείτε στον φάκελο του project και εκτελέστε την ακόλουθη εντολή για να εγκαταστήσετε τις εξαρτήσεις:</text:p>
          <text:p text:style-name="P7"/>
          <text:p text:style-name="P8"><text:span text:style-name="Source_20_Text">npm install</text:span></text:p>
        </text:list-item>
        <text:list-item>
          <text:p text:style-name="P10"><text:span text:style-name="Strong_20_Emphasis">Έναρξη του server</text:span></text:p>
          <text:p text:style-name="P10">Εκτελέστε την ακόλουθη εντολή για να ξεκινήσετε τον server:</text:p>
        </text:list-item>
      </text:list>
      <text:p text:style-name="Preformatted_20_Text"/>
      <text:list xml:id="list153435757885653" text:continue-numbering="true" text:style-name="L2">
        <text:list-header>
          <text:p text:style-name="P8"><text:span text:style-name="Source_20_Text">n</text:span><text:span text:style-name="Source_20_Text"><text:span text:style-name="T1">ode server.js</text:span></text:span></text:p>
          <text:p text:style-name="P10">Ο server θα ξεκινήσει και θα ακούει στην πόρτα 3000. Θα δείτε ένα μήνυμα που επιβεβαιώνει την εκκίνηση του server:</text:p>
          <text:p text:style-name="P7"/>
          <text:p text:style-name="P8"><text:span text:style-name="Source_20_Text">Server is running on http://localhost:3000</text:span></text:p>
        </text:list-header>
        <text:list-item>
          <text:p text:style-name="P10"><text:span text:style-name="Strong_20_Emphasis">Άνοιγμα της ιστοσελίδας</text:span></text:p>
          <text:p text:style-name="P10"><text:soft-page-break/>Ανοίξτε τον προτιμώμενο web browser σας (Chrome ή Firefox) και πληκτρολογήστε τη διεύθυνση:</text:p>
          <text:p text:style-name="P8"><text:span text:style-name="Source_20_Text">http://localhost:3000</text:span></text:p>
          <text:p text:style-name="P10">Η ιστοσελίδα θα φορτώσει και θα εμφανίσει το περιεχόμενο.</text:p>
        </text:list-item>
      </text:list>
      <text:p text:style-name="P2"><text:span text:style-name="Source_20_Text"/></text:p>
      <text:p text:style-name="P5">Πώς Λειτουργεί η Ιστοσελίδα </text:p>
      <text:list xml:id="list2756388643" text:style-name="L3">
        <text:list-item>
          <text:p text:style-name="P11"><text:span text:style-name="Strong_20_Emphasis">Καταχώρηση νέου βιβλίου</text:span></text:p>
          <text:p text:style-name="P11">Συμπληρώστε τη φόρμα καταχώρησης με τα πεδία:</text:p>
          <text:list>
            <text:list-item>
              <text:p text:style-name="P12">Συγγραφέας</text:p>
            </text:list-item>
            <text:list-item>
              <text:p text:style-name="P12">Τίτλος</text:p>
            </text:list-item>
            <text:list-item>
              <text:p text:style-name="P12">Είδος</text:p>
            </text:list-item>
            <text:list-item>
              <text:p text:style-name="P11">Τιμή</text:p>
            </text:list-item>
          </text:list>
          <text:p text:style-name="P11">Πατήστε "Καταχώρηση". Εάν όλα τα πεδία είναι σωστά συμπληρωμένα, το βιβλίο θα καταχωρηθεί και θα εμφανιστεί μήνυμα επιτυχίας.</text:p>
        </text:list-item>
        <text:list-item>
          <text:p text:style-name="P11"><text:span text:style-name="Strong_20_Emphasis">Αναζήτηση βιβλίων</text:span></text:p>
          <text:p text:style-name="P11">Συμπληρώστε τη φόρμα αναζήτησης με μια λέξη-κλειδί και πατήστε "Αναζήτηση". Τα αποτελέσματα της αναζήτησης θα εμφανιστούν δυναμικά στη σελίδα.</text:p>
        </text:list-item>
      </text:list>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16T14:51:31.160000000</meta:creation-date>
    <dc:date>2024-06-16T15:20:32.354000000</dc:date>
    <meta:editing-duration>PT2M55S</meta:editing-duration>
    <meta:editing-cycles>2</meta:editing-cycles>
    <meta:generator>LibreOffice/7.3.4.2$Windows_X86_64 LibreOffice_project/728fec16bd5f605073805c3c9e7c4212a0120dc5</meta:generator>
    <meta:document-statistic meta:table-count="0" meta:image-count="0" meta:object-count="0" meta:page-count="2" meta:paragraph-count="40" meta:word-count="244" meta:character-count="1631" meta:non-whitespace-character-count="1424"/>
  </office:meta>
</office:document-meta>
</file>